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bb6a"/>
    </style:style>
    <style:style style:name="P2" style:family="paragraph" style:parent-style-name="Standard">
      <style:text-properties officeooo:rsid="000c947a" officeooo:paragraph-rsid="000c947a"/>
    </style:style>
    <style:style style:name="P3" style:family="paragraph" style:parent-style-name="Standard">
      <style:text-properties officeooo:paragraph-rsid="0008bb6a"/>
    </style:style>
    <style:style style:name="P4" style:family="paragraph" style:parent-style-name="Standard">
      <style:text-properties officeooo:rsid="00110893" officeooo:paragraph-rsid="00110893"/>
    </style:style>
    <style:style style:name="P5" style:family="paragraph" style:parent-style-name="Standard">
      <style:text-properties officeooo:paragraph-rsid="000c947a"/>
    </style:style>
    <style:style style:name="P6" style:family="paragraph" style:parent-style-name="Standard">
      <style:text-properties officeooo:rsid="00130845" officeooo:paragraph-rsid="000c947a"/>
    </style:style>
    <style:style style:name="P7" style:family="paragraph" style:parent-style-name="Standard">
      <style:text-properties officeooo:paragraph-rsid="00164958"/>
    </style:style>
    <style:style style:name="P8" style:family="paragraph" style:parent-style-name="Standard">
      <style:text-properties officeooo:paragraph-rsid="001737ac"/>
    </style:style>
    <style:style style:name="P9" style:family="paragraph" style:parent-style-name="Standard">
      <style:text-properties officeooo:paragraph-rsid="001784eb"/>
    </style:style>
    <style:style style:name="P10" style:family="paragraph" style:parent-style-name="Standard">
      <style:text-properties officeooo:paragraph-rsid="001a45e9"/>
    </style:style>
    <style:style style:name="T1" style:family="text">
      <style:text-properties officeooo:rsid="0008bb6a"/>
    </style:style>
    <style:style style:name="T2" style:family="text">
      <style:text-properties officeooo:rsid="000c947a"/>
    </style:style>
    <style:style style:name="T3" style:family="text">
      <style:text-properties officeooo:rsid="0014f625"/>
    </style:style>
    <style:style style:name="T4" style:family="text">
      <style:text-properties officeooo:rsid="001737ac"/>
    </style:style>
    <style:style style:name="T5" style:family="text">
      <style:text-properties officeooo:rsid="0018de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Basisinstallasjon</text:p>
      <text:p text:style-name="Standard">- <text:span text:style-name="T1">installert Ubuntu 14.04 via usb disk</text:span></text:p>
      <text:p text:style-name="Standard">- <text:span text:style-name="T1">installert proprietær Nvidia driver (ellers problemer med Gazebo)</text:span></text:p>
      <text:p text:style-name="Standard">- <text:span text:style-name="T1">installert Visual Studio Code</text:span></text:p>
      <text:p text:style-name="Standard">- <text:span text:style-name="T1">installert Searchmonkey</text:span></text:p>
      <text:p text:style-name="P1">- <text:span text:style-name="T1">installert ros-kinetic-desktop-full</text:span></text:p>
      <text:p text:style-name="P4">- sudo apt-get install git</text:p>
      <text:p text:style-name="P1">- <text:span text:style-name="T1">mkdir catkin_ws; cd cat*; mkdir src</text:span></text:p>
      <text:p text:style-name="P7">$ cd ~/<text:span text:style-name="T3">catkin</text:span>_ws/src<text:line-break/>$ wstool init .</text:p>
      <text:p text:style-name="P1"/>
      <text:p text:style-name="P5"><text:span text:style-name="T2">2. </text:span><text:a xlink:type="simple" xlink:href="https://github.com/RethinkRobotics">RethinkRobotics</text:a>/<text:a xlink:type="simple" xlink:href="https://github.com/RethinkRobotics/intera_sdk"><text:span text:style-name="Strong_20_Emphasis">intera</text:span></text:a></text:p>
      <text:p text:style-name="P6">$ sudo apt-get update<text:line-break/>$ sudo apt-get install git-core python-argparse python-wstool python-vcstools python-rosdep ros-indigo-control-msgs ros-indigo-joystick-drivers ros-indigo-xacro ros-indigo-tf2-ros ros-indigo-rviz ros-indigo-cv-bridge ros-indigo-actionlib ros-indigo-actionlib-msgs ros-indigo-dynamic-reconfigure ros-indigo-trajectory-msgs</text:p>
      <text:p text:style-name="P1">$ cd ~/<text:span text:style-name="T3">catkin</text:span>_ws/src<text:line-break/>$ git clone https://github.com/RethinkRobotics/sawyer_robot.git<text:line-break/>$ wstool merge sawyer_robot/sawyer_robot.rosinstall<text:line-break/>$ wstool update</text:p>
      <text:p text:style-name="Standard">$ cd ~/<text:span text:style-name="T3">catkin</text:span>_ws<text:line-break/>$ catkin_make</text:p>
      <text:p text:style-name="Standard">$ cp ~/<text:span text:style-name="T5">catkin</text:span>_ws/src/intera_sdk/intera.sh ~/<text:span text:style-name="T5">catkin</text:span>_ws <text:span text:style-name="T4">(</text:span> your_ip="192.168.XXX.XXX"<text:span text:style-name="T4">)</text:span></text:p>
      <text:p text:style-name="P10">$ cd ~/<text:span text:style-name="T5">catkin</text:span>_ws<text:line-break/>$ ./intera.sh</text:p>
      <text:p text:style-name="Standard">$ rosrun rviz rviz</text:p>
      <text:p text:style-name="Standard"/>
      <text:p text:style-name="P8"><text:span text:style-name="T4">3. </text:span><text:a xlink:type="simple" xlink:href="https://github.com/RethinkRobotics">RethinkRobotics</text:a>/<text:span text:style-name="Strong_20_Emphasis"><text:span text:style-name="T4">baxter</text:span></text:span></text:p>
      <text:p text:style-name="P8">$ sudo apt-get install gazebo2 ros-indigo-qt-build ros-indigo-driver-common ros-indigo-gazebo-ros-control ros-indigo-gazebo-ros-pkgs ros-indigo-ros-control ros-indigo-control-toolbox ros-indigo-realtime-tools ros-indigo-ros-controllers ros-indigo-xacro python-wstool ros-indigo-tf-conversions ros-indigo-kdl-parser</text:p>
      <text:p text:style-name="P8">$ cd ~/ros_ws/src<text:line-break/>$ wstool merge https://raw.githubusercontent.com/RethinkRobotics/baxter_simulator/master/baxter_simulator.rosinstall<text:line-break/>$ wstool update</text:p>
      <text:p text:style-name="P8">$ cd ~/ros_ws<text:line-break/>$ catkin_make</text:p>
      <text:p text:style-name="P8">$ cp src/baxter/baxter.sh .</text:p>
      <text:p text:style-name="P8"/>
      <text:p text:style-name="P8">Run the baxter shell script with sim specified: </text:p>
      <text:p text:style-name="P8">$ ./baxter.sh sim</text:p>
      <text:p text:style-name="P8">Start simulation with controllers: </text:p>
      <text:p text:style-name="P8">$ roslaunch baxter_gazebo baxter_world.launch</text:p>
      <text:p text:style-name="P8">$ rostopic echo /robot/state</text:p>
      <text:p text:style-name="P8"/>
      <text:p text:style-name="P8">Start Wobbler example: </text:p>
      <text:p text:style-name="P8">$ ./baxter.sh sim<text:line-break/>$ rosrun baxter_examples joint_velocity_wobbler.py</text:p>
      <text:p text:style-name="P8"/>
      <text:p text:style-name="P9"><text:soft-page-break/>Start keyboard joint position example: </text:p>
      <text:p text:style-name="P9">$ ./baxter.sh sim<text:line-break/>$ rosrun baxter_examples joint_position_keyboard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09:10:39.803769226</meta:creation-date>
    <meta:generator>LibreOffice/4.2.8.2$Linux_X86_64 LibreOffice_project/420m0$Build-2</meta:generator>
    <dc:date>2017-06-18T18:48:25.476481151</dc:date>
    <meta:editing-duration>PT1H47M5S</meta:editing-duration>
    <meta:editing-cycles>12</meta:editing-cycles>
    <meta:document-statistic meta:table-count="0" meta:image-count="0" meta:object-count="0" meta:page-count="2" meta:paragraph-count="30" meta:word-count="190" meta:character-count="1912" meta:non-whitespace-character-count="1748"/>
  </office:meta>
</office:document-meta>
</file>